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Roboto" svg:font-family="Roboto, Cantarell, Arial, sans-serif"/>
  </office:font-face-decls>
  <office:automatic-styles>
    <style:style style:name="P1" style:family="paragraph" style:parent-style-name="Standard">
      <style:text-properties style:use-window-font-color="true" loext:opacity="0%" officeooo:rsid="001c2f02" officeooo:paragraph-rsid="001c2f02"/>
    </style:style>
    <style:style style:name="P2" style:family="paragraph" style:parent-style-name="Standard">
      <style:text-properties style:use-window-font-color="true" loext:opacity="0%" officeooo:paragraph-rsid="001c2f02"/>
    </style:style>
    <style:style style:name="T1" style:family="text">
      <style:text-properties officeooo:rsid="001c2f02"/>
    </style:style>
    <style:style style:name="T2" style:family="text">
      <style:text-properties officeooo:rsid="001cf2d8"/>
    </style:style>
    <style:style style:name="T3" style:family="text">
      <style:text-properties fo:font-variant="normal" fo:text-transform="none" fo:color="#ffffff" loext:opacity="100%" style:font-name="Roboto" fo:font-size="9.75pt" fo:letter-spacing="normal" fo:font-style="normal" fo:font-weight="bold"/>
    </style:style>
    <style:style style:name="T4" style:family="text">
      <style:text-properties fo:font-variant="normal" fo:text-transform="none" fo:color="#ffffff" loext:opacity="100%" style:font-name="Roboto" fo:font-size="9.75pt" fo:letter-spacing="normal" fo:font-style="normal" fo:font-weight="bold" officeooo:rsid="001cf2d8"/>
    </style:style>
    <style:style style:name="T5" style:family="text">
      <style:text-properties fo:font-variant="normal" fo:text-transform="none" style:font-name="Roboto" fo:font-size="9.75pt" fo:letter-spacing="normal" fo:font-style="normal" fo:font-weight="bold"/>
    </style:style>
    <style:style style:name="T6" style:family="text">
      <style:text-properties fo:font-variant="normal" fo:text-transform="none" style:font-name="Roboto" fo:font-size="9.75pt" fo:letter-spacing="normal" fo:font-style="normal" fo:font-weight="bold" officeooo:rsid="001cf2d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 1: </text:p>
      <text:p text:style-name="P1">Time by Crime:</text:p>
      <text:p text:style-name="P1"/>
      <text:p text:style-name="P1"/>
      <text:p text:style-name="P1">create a view that creates a Year, month, time of day grouped (so eg morning noon and evening and night) groubed variabel and then push all crimes into that to easily see whether the crimes were done during the night or eg during december</text:p>
      <text:p text:style-name="P1"/>
      <text:p text:style-name="P1">Interesting subquestions:</text:p>
      <text:p text:style-name="P1">- What is the overall crime trend of total crime per Year? (do we see a reduction in overall crime levels)?</text:p>
      <text:p text:style-name="P1"/>
      <text:p text:style-name="P1">- What are seasonal pattersn there?</text:p>
      <text:p text:style-name="P1"/>
      <text:p text:style-name="P1">- By year, what is the distribution by crime type? So: Make a grouping by primary type on a yearly basis – I) group by primary type II) show the distribution per year.</text:p>
      <text:p text:style-name="P1">- What time </text:p>
      <text:p text:style-name="P1"/>
      <text:p text:style-name="P1"/>
      <text:p text:style-name="P1">→ <text:span text:style-name="T2">IMPORTANT WINDOW FUNCTION: CRIME TRENDS BY YEAR NECESSITATE THAT WE KNOW THE CHANGE IN CRIME TO THE PREVIOUS YEAR; CREATE THIS BY LEAD/LAG FUNCTIONS!!!!!!!</text:span></text:p>
      <text:p text:style-name="P1"/>
      <text:p text:style-name="P2"><text:span text:style-name="T1">→ </text:span><text:span text:style-name="T2">IMPORTANT: CREATE A RUNNING TOTAL BY BAD CRIME TYPE!! SEE “</text:span><text:span text:style-name="T5">4 Exercise_WindowFunctions_SOLUTION.pdf” </text:span><text:span text:style-name="T6">in </text:span><text:a xlink:type="simple" xlink:href="https://learnsql.com/blog/what-is-a-running-total-and-how-to-compute-it-in-sql/" text:style-name="Internet_20_link" text:visited-style-name="Visited_20_Internet_20_Link"><text:span text:style-name="T6">https://learnsql.com/blog/what-is-a-running-total-and-how-to-compute-it-in-sql/</text:span></text:a></text:p>
      <text:p text:style-name="P2"><text:span text:style-name="T6"/></text:p>
      <text:p text:style-name="P2"><text:span text:style-name="T6">→ IMPORTANT: USE A DENSE RANK FUNCTION to rank beats that are doing badly!!! see “6 Recap Chinook_solutions.pdf” </text:span></text:p>
      <text:p text:style-name="P2"><text:span text:style-name="T6"/></text:p>
      <text:p text:style-name="P2"><text:span text:style-name="T6"/></text:p>
      <text:p text:style-name="P2"><text:span text:style-name="T6">https://www.sqlitetutorial.net/sqlite-window-functions/sqlite-percent_ran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Roboto" svg:font-family="Roboto, Cantarell,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4T18:49:55.576329706</meta:creation-date>
    <dc:date>2022-09-25T00:07:52.626533600</dc:date>
    <meta:editing-duration>PT2H57M16S</meta:editing-duration>
    <meta:editing-cycles>1</meta:editing-cycles>
    <meta:document-statistic meta:table-count="0" meta:image-count="0" meta:object-count="0" meta:page-count="1" meta:paragraph-count="12" meta:word-count="172" meta:character-count="1139" meta:non-whitespace-character-count="975"/>
    <meta:generator>LibreOffice/7.3.6.2$Linux_X86_64 LibreOffice_project/30$Build-2</meta:generator>
  </office:meta>
</office:document-meta>
</file>